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c3d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c3d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c3d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c3d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c3d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c3d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c3d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c3d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c3d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c3d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c3d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c3d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c3d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c3d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c3d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c3d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c3d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 Saiddelys Valentina Bolívar Pires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5/11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270908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ddel Said Bolivar Dionici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7693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7.96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5" meta:non-whitespace-character-count="1005"/>
    <meta:template xlink:type="simple" xlink:actuate="onRequest" xlink:title="Normal" xlink:href=""/>
  </office:meta>
</office:document-meta>
</file>